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B1E0000075D39D9E559A4467950.png" manifest:media-type="image/png"/>
  <manifest:file-entry manifest:full-path="Pictures/10000200000000A300000030DC7751D7C931A01E.gif" manifest:media-type="image/gif"/>
  <manifest:file-entry manifest:full-path="Pictures/100002010000003200000300C06728288C9E55CE.png" manifest:media-type="image/png"/>
  <manifest:file-entry manifest:full-path="Pictures/10000201000004000000000A6427203B45A41C6B.png" manifest:media-type="image/png"/>
  <manifest:file-entry manifest:full-path="Pictures/100002010000040000000010ADDA31BF74EC3E47.png" manifest:media-type="image/png"/>
  <manifest:file-entry manifest:full-path="Pictures/1000020100000B2C000000873E6306824D24E58B.png" manifest:media-type="image/png"/>
  <manifest:file-entry manifest:full-path="Pictures/100002010000040000000010ECF24D0ECA4168D3.png" manifest:media-type="image/png"/>
  <manifest:file-entry manifest:full-path="Pictures/100002010000003200000300859037434E5858A4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ato1" svg:font-family="Lato" style:font-pitch="variable"/>
    <style:font-face style:name="Lato3" svg:font-family="Lato" style:font-adornments="Bold" style:font-pitch="variable"/>
    <style:font-face style:name="Lato4" svg:font-family="Lato" style:font-adornments="Regular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2" svg:font-family="La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Catalyst_25_20-_25_20presentation_25_20template_25_20Oct_25_2020141-title">
      <style:graphic-properties draw:auto-grow-height="true" fo:min-height="3.629cm"/>
    </style:style>
    <style:style style:name="pr2" style:family="presentation" style:parent-style-name="Catalyst_25_20-_25_20presentation_25_20template_25_20Oct_25_2020141-outline1">
      <style:graphic-properties draw:auto-grow-height="true" fo:min-height="11.049cm"/>
    </style:style>
    <style:style style:name="pr3" style:family="presentation" style:parent-style-name="Catalyst_25_20-_25_20presentation_25_20template_25_20Oct_25_2020141-notes">
      <style:graphic-properties draw:fill-color="#ffffff" draw:auto-grow-height="true" fo:min-height="11.429cm"/>
    </style:style>
    <style:style style:name="pr4" style:family="presentation" style:parent-style-name="Catalyst_25_20-_25_20presentation_25_20template_25_20Oct_25_202014-title">
      <style:graphic-properties fo:min-height="4.389cm"/>
    </style:style>
    <style:style style:name="pr5" style:family="presentation" style:parent-style-name="Catalyst_25_20-_25_20presentation_25_20template_25_20Oct_25_202014-outline1">
      <style:graphic-properties fo:min-height="12.573cm"/>
    </style:style>
    <style:style style:name="pr6" style:family="presentation" style:parent-style-name="Catalyst_25_20-_25_20presentation_25_20template_25_20Oct_25_202014-notes">
      <style:graphic-properties draw:fill-color="#ffffff" draw:auto-grow-height="true" fo:min-height="11.429cm"/>
    </style:style>
    <style:style style:name="pr7" style:family="presentation" style:parent-style-name="Catalyst_25_20-_25_20presentation_25_20template_25_20Oct_25_202014-outline1">
      <style:graphic-properties fo:min-height="12.969cm"/>
    </style:style>
    <style:style style:name="pr8" style:family="presentation" style:parent-style-name="Catalyst_25_20-_25_20presentation_25_20template_25_20Oct_25_202014-outline1">
      <style:graphic-properties fo:min-height="16.458cm"/>
    </style:style>
    <style:style style:name="pr9" style:family="presentation" style:parent-style-name="Catalyst_25_20-_25_20presentation_25_20template_25_20Oct_25_202014-outline1">
      <style:graphic-properties fo:min-height="13.319cm"/>
    </style:style>
    <style:style style:name="pr10" style:family="presentation" style:parent-style-name="Catalyst_25_20-_25_20presentation_25_20template_25_20Oct_25_202014-outline1">
      <style:graphic-properties fo:min-height="14.641cm"/>
    </style:style>
    <style:style style:name="pr11" style:family="presentation" style:parent-style-name="Catalyst_25_20-_25_20presentation_25_20template_25_20Oct_25_202014-outline1">
      <style:graphic-properties fo:min-height="13.256cm"/>
    </style:style>
    <style:style style:name="pr12" style:family="presentation" style:parent-style-name="Catalyst_25_20-_25_20presentation_25_20template_25_20Oct_25_202014-outline1">
      <style:graphic-properties fo:min-height="11.049cm"/>
    </style:style>
    <style:style style:name="pr13" style:family="presentation" style:parent-style-name="Catalyst_25_20-_25_20presentation_25_20template_25_20Oct_25_202014-title">
      <style:graphic-properties draw:auto-grow-height="true" fo:min-height="4.389cm"/>
    </style:style>
    <style:style style:name="pr14" style:family="presentation" style:parent-style-name="Catalyst_25_20-_25_20presentation_25_20template_25_20Oct_25_202014-outline1">
      <style:graphic-properties fo:min-height="11.275cm"/>
    </style:style>
    <style:style style:name="pr15" style:family="presentation" style:parent-style-name="Catalyst_25_20-_25_20presentation_25_20template_25_20Oct_25_202014-outline1">
      <style:graphic-properties fo:min-height="12.603cm"/>
    </style:style>
    <style:style style:name="pr16" style:family="presentation" style:parent-style-name="Catalyst_25_20-_25_20presentation_25_20template_25_20Oct_25_202014-outline1">
      <style:graphic-properties draw:stroke="none" draw:fill="none" fo:min-height="0.869cm"/>
    </style:style>
    <style:style style:name="pr17" style:family="presentation" style:parent-style-name="Catalyst_25_20-_25_20presentation_25_20template_25_20Oct_25_202014-subtitle">
      <style:graphic-properties draw:fill-color="#ffffff" fo:min-height="12.57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2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Catalyst_25_20-_25_20presentation_25_20template_25_20Oct_25_2020141" presentation:presentation-page-layout-name="AL1T1" xml:id="id1" draw:id="id1">
        <office:forms form:automatic-focus="false" form:apply-design-mode="false"/>
        <draw:frame presentation:style-name="pr1" draw:layer="layout" svg:width="13.425cm" svg:height="3.629cm" svg:x="3.124cm" svg:y="4.535cm" presentation:class="title">
          <draw:text-box>
            <text:p>Koha – a brief history</text:p>
          </draw:text-box>
        </draw:frame>
        <draw:frame presentation:style-name="pr2" draw:layer="layout" svg:width="13.426cm" svg:height="11.049cm" svg:x="3.124cm" svg:y="8.727cm" presentation:class="outline">
          <draw:text-box>
            <text:list text:style-name="L2">
              <text:list-item>
                <text:p>Chris Cormack &lt;chrisc@catalyst.net.nz&gt;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" presentation:class="page"/>
          <draw:frame presentation:style-name="pr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1999-00: the origin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1999-00: the origin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Katipo start working on a full web ILS</text:p>
                <text:list>
                  <text:list-item>
                    <text:p>Work started in September, 19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Rachel Hamilton-Willia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3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wa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4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 website mad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5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6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7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7" draw:layer="layout" svg:width="21.396cm" svg:height="12.969cm" svg:x="2.54cm" svg:y="5.207cm" presentation:class="outline" presentation:user-transformed="true">
          <draw:text-box>
            <text:list text:style-name="L2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8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9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0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1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5" draw:layer="layout" svg:width="21.396cm" svg:height="12.573cm" svg:x="2.002cm" svg:y="5.38cm" presentation:class="outline" presentation:user-transformed="true">
          <draw:text-box>
            <text:list text:style-name="L2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2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8" draw:layer="layout" svg:width="21.396cm" svg:height="16.458cm" svg:x="1.905cm" svg:y="3.175cm" presentation:class="outline" presentation:user-transformed="true">
          <draw:text-box>
            <text:list text:style-name="L2">
              <text:list-item>
                <text:p><text:span text:style-name="T2">In 2008-2009, Koha faced an issu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stop contributing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3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9" draw:layer="layout" svg:width="21.396cm" svg:height="13.319cm" svg:x="1.905cm" svg:y="3.191cm" presentation:class="outline" presentation:user-transformed="true">
          <draw:text-box>
            <text:list text:style-name="L2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4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pr10" draw:layer="layout" svg:width="21.396cm" svg:height="14.641cm" svg:x="2.54cm" svg:y="3.175cm" presentation:class="outline" presentation:user-transformed="true">
          <draw:text-box>
            <text:list text:style-name="L2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5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0: back to hacking</text:p>
          </draw:text-box>
        </draw:frame>
        <draw:frame presentation:style-name="pr5" draw:layer="layout" svg:width="21.396cm" svg:height="12.573cm" svg:x="2.099cm" svg:y="5.207cm" presentation:class="outline" presentation:user-transformed="true">
          <draw:text-box>
            <text:list text:style-name="L2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6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1: versions 3.4 and 3.6</text:p>
          </draw:text-box>
        </draw:frame>
        <draw:frame presentation:style-name="pr11" draw:layer="layout" svg:width="21.396cm" svg:height="13.256cm" svg:x="1.905cm" svg:y="4.445cm" presentation:class="outline" presentation:user-transformed="true">
          <draw:text-box>
            <text:list text:style-name="L2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7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2: version 3.8 and 3.10</text:p>
          </draw:text-box>
        </draw:frame>
        <draw:frame presentation:style-name="pr12" draw:layer="layout" svg:width="21.396cm" svg:height="11.049cm" svg:x="2.002cm" svg:y="5.38cm" presentation:class="outline" presentation:user-transformed="true">
          <draw:text-box>
            <text:list text:style-name="L2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8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2: version 3.8 and 3.10</text:p>
          </draw:text-box>
        </draw:frame>
        <draw:frame presentation:style-name="pr12" draw:layer="layout" svg:width="21.396cm" svg:height="11.049cm" svg:x="2.002cm" svg:y="5.38cm" presentation:class="outline" presentation:user-transformed="true">
          <draw:text-box>
            <text:list text:style-name="L2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19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3: version 3.12 and 3.14</text:p>
          </draw:text-box>
        </draw:frame>
        <draw:frame presentation:style-name="pr12" draw:layer="layout" svg:width="21.396cm" svg:height="11.049cm" svg:x="2.002cm" svg:y="5.38cm" presentation:class="outline" presentation:user-transformed="true">
          <draw:text-box>
            <text:list text:style-name="L2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0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3 Trademark decision</text:p>
          </draw:text-box>
        </draw:frame>
        <draw:frame presentation:style-name="pr5" draw:layer="layout" svg:width="21.396cm" svg:height="12.573cm" svg:x="2.099cm" svg:y="5.208cm" presentation:class="outline" presentation:user-transformed="true">
          <draw:text-box>
            <text:list text:style-name="L2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1" presentation:class="page"/>
          <draw:frame presentation:style-name="pr6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13" draw:layer="layout" svg:width="19.416cm" svg:height="4.389cm" svg:x="5.349cm" svg:y="0cm" presentation:class="title" presentation:user-transformed="true">
          <draw:text-box>
            <text:p><text:span text:style-name="T2">Some numbers</text:span></text:p>
          </draw:text-box>
        </draw:frame>
        <draw:frame draw:name="Object 1" draw:style-name="gr2" draw:text-style-name="P3" draw:layer="layout" svg:width="23.67cm" svg:height="13.837cm" svg:x="1.001cm" svg:y="4.14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2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Catalyst_25_20-_25_20presentation_25_20template_25_20Oct_25_202014" presentation:presentation-page-layout-name="AL1T1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4: version 3.16 and 3.18</text:p>
          </draw:text-box>
        </draw:frame>
        <draw:frame presentation:style-name="pr14" draw:layer="layout" svg:width="21.396cm" svg:height="11.275cm" svg:x="1.905cm" svg:y="3.965cm" presentation:class="outline" presentation:user-transformed="true">
          <draw:text-box>
            <text:list text:style-name="L2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3" presentation:class="page"/>
          <draw:frame presentation:style-name="pr6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5: Koha 3.20 and 3.22</text:p>
          </draw:text-box>
        </draw:frame>
        <draw:frame presentation:style-name="pr15" draw:layer="layout" svg:width="21.396cm" svg:height="12.603cm" svg:x="1.905cm" svg:y="3.907cm" presentation:class="outline" presentation:user-transformed="true">
          <draw:text-box>
            <text:list text:style-name="L2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4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Catalyst_25_20-_25_20presentation_25_20template_25_20Oct_25_202014" presentation:presentation-page-layout-name="AL2T19">
        <office:forms form:automatic-focus="false" form:apply-design-mode="false"/>
        <draw:frame presentation:style-name="pr4" draw:layer="layout" svg:width="19.416cm" svg:height="4.389cm" svg:x="5.349cm" svg:y="0cm" presentation:class="title" presentation:user-transformed="true">
          <draw:text-box>
            <text:p>2016 and beyond</text:p>
          </draw:text-box>
        </draw:frame>
        <draw:frame presentation:style-name="pr16" draw:text-style-name="P3" draw:layer="layout" svg:width="16.764cm" svg:height="0.869cm" svg:x="4.191cm" svg:y="6.985cm">
          <draw:text-box>
            <text:list text:style-name="L4">
              <text:list-item>
                <text:p>Lots more libraries in Australia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5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Catalyst_25_20-_25_20presentation_25_20template_25_20Oct_25_202014" presentation:presentation-page-layout-name="AL3T0">
        <office:forms form:automatic-focus="false" form:apply-design-mode="false"/>
        <draw:frame presentation:style-name="pr13" draw:layer="layout" svg:width="19.416cm" svg:height="4.389cm" svg:x="5.349cm" svg:y="0cm" presentation:class="title" presentation:user-transformed="true">
          <draw:text-box>
            <text:p>Fireworks</text:p>
          </draw:text-box>
        </draw:frame>
        <draw:frame presentation:style-name="pr17" draw:text-style-name="P1" draw:layer="layout" svg:width="21.396cm" svg:height="12.573cm" svg:x="2.099cm" svg:y="3.302cm" presentation:class="subtitle" presentation:user-transformed="true">
          <draw:text-box>
            <text:p text:style-name="P4">10 years in 10 minutes.</text:p>
            <text:p text:style-name="P4">A video, made for KohaCon10 in New Zealand</text:p>
            <text:p text:style-name="P4">http://www.youtube.com/watch?v=Tl1a2VN_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6" presentation:class="page"/>
          <draw:frame presentation:style-name="pr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ato1" svg:font-family="Lato" style:font-pitch="variable"/>
    <style:font-face style:name="Lato3" svg:font-family="Lato" style:font-adornments="Bold" style:font-pitch="variable"/>
    <style:font-face style:name="Lato4" svg:font-family="Lato" style:font-adornments="Regular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2" svg:font-family="La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9pt" fo:font-style="normal" fo:text-shadow="none" style:text-underline-style="none" fo:font-weight="bold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line-through-type="none" style:text-position="0% 100%" style:font-name="Trebuchet MS1" fo:font-family="'Trebuchet MS'" style:font-pitch="variable" fo:font-size="17pt" fo:font-style="normal" fo:text-shadow="none" style:text-underline-style="none" fo:font-weight="bold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bold" style:font-name-asian="ヒラギノ角ゴ ProN W61" style:font-family-asian="'ヒラギノ角ゴ ProN W6'" style:font-pitch-asian="variable" style:font-size-asian="25pt" style:font-style-asian="normal" style:font-weight-asian="bold" style:font-name-complex="ヒラギノ角ゴ ProN W61" style:font-family-complex="'ヒラギノ角ゴ ProN W6'" style:font-pitch-complex="variable" style:font-size-complex="25pt" style:font-style-complex="normal" style:font-weight-complex="bold" style:text-emphasize="none" style:font-relief="none"/>
    </style:style>
    <style:style style:name="Catalyst_25_20-_25_20presentation_25_20template_25_20Oct_25_2020141-background" style:display-name="Catalyst%20-%20presentation%20template%20Oct%2020141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1-backgroundobjects" style:display-name="Catalyst%20-%20presentation%20template%20Oct%20201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1-notes" style:display-name="Catalyst%20-%20presentation%20template%20Oct%20201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1" style:display-name="Catalyst%20-%20presentation%20template%20Oct%2020141-outline1" style:family="presentation">
      <style:graphic-properties draw:stroke="none" draw:fill="none" draw:auto-grow-height="false" draw:fit-to-size="shrink-to-fit">
        <text:list-style style:name="Catalyst_25_20-_25_20presentation_25_20template_25_20Oct_25_2020141-outline1" style:display-name="Catalyst%20-%20presentation%20template%20Oct%20201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5cm" fo:text-indent="0cm"/>
      <style:text-properties style:use-window-font-color="true" style:text-outline="false" style:text-line-through-style="none" style:text-line-through-type="none" style:font-name="Lato1" fo:font-family="Lato" style:font-pitch="variable" fo:font-size="14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2" style:display-name="Catalyst%20-%20presentation%20template%20Oct%2020141-outline2" style:family="presentation" style:parent-style-name="Catalyst_25_20-_25_20presentation_25_20template_25_20Oct_25_2020141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Catalyst_25_20-_25_20presentation_25_20template_25_20Oct_25_2020141-outline3" style:display-name="Catalyst%20-%20presentation%20template%20Oct%2020141-outline3" style:family="presentation" style:parent-style-name="Catalyst_25_20-_25_20presentation_25_20template_25_20Oct_25_2020141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Catalyst_25_20-_25_20presentation_25_20template_25_20Oct_25_2020141-outline4" style:display-name="Catalyst%20-%20presentation%20template%20Oct%2020141-outline4" style:family="presentation" style:parent-style-name="Catalyst_25_20-_25_20presentation_25_20template_25_20Oct_25_2020141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Catalyst_25_20-_25_20presentation_25_20template_25_20Oct_25_2020141-outline5" style:display-name="Catalyst%20-%20presentation%20template%20Oct%2020141-outline5" style:family="presentation" style:parent-style-name="Catalyst_25_20-_25_20presentation_25_20template_25_20Oct_25_2020141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6" style:display-name="Catalyst%20-%20presentation%20template%20Oct%2020141-outline6" style:family="presentation" style:parent-style-name="Catalyst_25_20-_25_20presentation_25_20template_25_20Oct_25_2020141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7" style:display-name="Catalyst%20-%20presentation%20template%20Oct%2020141-outline7" style:family="presentation" style:parent-style-name="Catalyst_25_20-_25_20presentation_25_20template_25_20Oct_25_2020141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8" style:display-name="Catalyst%20-%20presentation%20template%20Oct%2020141-outline8" style:family="presentation" style:parent-style-name="Catalyst_25_20-_25_20presentation_25_20template_25_20Oct_25_2020141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outline9" style:display-name="Catalyst%20-%20presentation%20template%20Oct%2020141-outline9" style:family="presentation" style:parent-style-name="Catalyst_25_20-_25_20presentation_25_20template_25_20Oct_25_2020141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1-subtitle" style:display-name="Catalyst%20-%20presentation%20template%20Oct%2020141-subtitle" style:family="presentation">
      <style:graphic-properties draw:stroke="none" draw:fill="none" draw:textarea-vertical-align="middle">
        <text:list-style style:name="Catalyst_25_20-_25_20presentation_25_20template_25_20Oct_25_2020141-subtitle" style:display-name="Catalyst%20-%20presentation%20template%20Oct%20201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title" style:display-name="Catalyst%20-%20presentation%20template%20Oct%2020141-title" style:family="presentation">
      <style:graphic-properties draw:stroke="none" draw:fill="none" draw:textarea-horizontal-align="left" draw:textarea-vertical-align="bottom">
        <text:list-style style:name="Catalyst_25_20-_25_20presentation_25_20template_25_20Oct_25_2020141-title" style:display-name="Catalyst%20-%20presentation%20template%20Oct%20201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3" fo:font-family="Lato" style:font-style-name="Bold" style:font-pitch="variable" fo:font-size="21.700000762939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background" style:display-name="Catalyst%20-%20presentation%20template%20Oct%202014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-backgroundobjects" style:display-name="Catalyst%20-%20presentation%20template%20Oct%2020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-notes" style:display-name="Catalyst%20-%20presentation%20template%20Oct%20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outline1" style:display-name="Catalyst%20-%20presentation%20template%20Oct%202014-outline1" style:family="presentation">
      <style:graphic-properties draw:stroke="none" draw:fill="none" draw:auto-grow-height="false" draw:fit-to-size="shrink-to-fit">
        <text:list-style style:name="Catalyst_25_20-_25_20presentation_25_20template_25_20Oct_25_202014-outline1" style:display-name="Catalyst%20-%20presentation%20template%20Oct%2020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fo:line-height="150%" fo:text-indent="0cm"/>
      <style:text-properties style:use-window-font-color="true" style:text-outline="false" style:text-line-through-style="none" style:text-line-through-type="none" style:font-name="Lato4" fo:font-family="Lato" style:font-style-name="Regular" style:font-pitch="variable" fo:font-size="18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outline2" style:display-name="Catalyst%20-%20presentation%20template%20Oct%202014-outline2" style:family="presentation" style:parent-style-name="Catalyst_25_20-_25_20presentation_25_20template_25_20Oct_25_202014-outline1">
      <style:paragraph-properties fo:margin-left="0cm" fo:margin-right="0cm" fo:margin-top="0cm" fo:margin-bottom="0.362cm" fo:text-indent="0cm"/>
      <style:text-properties fo:font-size="18.2000007629395pt" fo:font-weight="normal" style:font-size-asian="28pt" style:font-size-complex="28pt"/>
    </style:style>
    <style:style style:name="Catalyst_25_20-_25_20presentation_25_20template_25_20Oct_25_202014-outline3" style:display-name="Catalyst%20-%20presentation%20template%20Oct%202014-outline3" style:family="presentation" style:parent-style-name="Catalyst_25_20-_25_20presentation_25_20template_25_20Oct_25_202014-outline2">
      <style:paragraph-properties fo:margin-left="0cm" fo:margin-right="0cm" fo:margin-top="0cm" fo:margin-bottom="0.271cm" fo:text-indent="0cm"/>
      <style:text-properties fo:font-size="18.2000007629395pt" fo:font-style="normal" style:font-size-asian="24pt" style:font-size-complex="24pt"/>
    </style:style>
    <style:style style:name="Catalyst_25_20-_25_20presentation_25_20template_25_20Oct_25_202014-outline4" style:display-name="Catalyst%20-%20presentation%20template%20Oct%202014-outline4" style:family="presentation" style:parent-style-name="Catalyst_25_20-_25_20presentation_25_20template_25_20Oct_25_202014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Catalyst_25_20-_25_20presentation_25_20template_25_20Oct_25_202014-outline5" style:display-name="Catalyst%20-%20presentation%20template%20Oct%202014-outline5" style:family="presentation" style:parent-style-name="Catalyst_25_20-_25_20presentation_25_20template_25_20Oct_25_202014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6" style:display-name="Catalyst%20-%20presentation%20template%20Oct%202014-outline6" style:family="presentation" style:parent-style-name="Catalyst_25_20-_25_20presentation_25_20template_25_20Oct_25_202014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7" style:display-name="Catalyst%20-%20presentation%20template%20Oct%202014-outline7" style:family="presentation" style:parent-style-name="Catalyst_25_20-_25_20presentation_25_20template_25_20Oct_25_202014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8" style:display-name="Catalyst%20-%20presentation%20template%20Oct%202014-outline8" style:family="presentation" style:parent-style-name="Catalyst_25_20-_25_20presentation_25_20template_25_20Oct_25_202014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outline9" style:display-name="Catalyst%20-%20presentation%20template%20Oct%202014-outline9" style:family="presentation" style:parent-style-name="Catalyst_25_20-_25_20presentation_25_20template_25_20Oct_25_202014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atalyst_25_20-_25_20presentation_25_20template_25_20Oct_25_202014-subtitle" style:display-name="Catalyst%20-%20presentation%20template%20Oct%202014-subtitle" style:family="presentation">
      <style:graphic-properties draw:stroke="none" draw:fill="none" draw:textarea-vertical-align="middle">
        <text:list-style style:name="Catalyst_25_20-_25_20presentation_25_20template_25_20Oct_25_202014-subtitle" style:display-name="Catalyst%20-%20presentation%20template%20Oct%20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3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-title" style:display-name="Catalyst%20-%20presentation%20template%20Oct%202014-title" style:family="presentation">
      <style:graphic-properties draw:stroke="none" draw:fill="none" draw:textarea-vertical-align="middle">
        <text:list-style style:name="Catalyst_25_20-_25_20presentation_25_20template_25_20Oct_25_202014-title" style:display-name="Catalyst%20-%20presentation%20template%20Oct%20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4" fo:font-family="Lato" style:font-style-name="Regular" style:font-pitch="variable" fo:font-size="24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talyst_25_20-_25_20presentation_25_20template_25_20Oct_25_202014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talyst_25_20-_25_20presentation_25_20template_25_20Oct_25_202014-backgroundobjects">
      <style:graphic-properties draw:stroke="none" draw:fill="none" draw:fill-color="#ffffff" draw:auto-grow-height="false" fo:min-height="1.449cm"/>
    </style:style>
    <style:style style:name="Mpr5" style:family="presentation" style:parent-style-name="Catalyst_25_20-_25_20presentation_25_20template_25_20Oct_25_202014-backgroundobjects">
      <style:graphic-properties draw:stroke="none" draw:fill="none" draw:fill-color="#ffffff" draw:auto-grow-height="false" fo:min-height="1.201cm"/>
    </style:style>
    <style:style style:name="Mpr6" style:family="presentation" style:parent-style-name="Catalyst_25_20-_25_20presentation_25_20template_25_20Oct_25_202014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Oct_25_20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office:forms form:automatic-focus="false" form:apply-design-mode="false"/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5" draw:layer="backgroundobjects" svg:width="25.391cm" svg:height="0.229cm" svg:x="0.009cm" svg:y="3.978cm">
        <draw:image xlink:href="Pictures/10000201000004000000000A6427203B45A41C6B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0cm">
        <draw:image xlink:href="Pictures/100002010000040000000010ADDA31BF74EC3E47.png" xlink:type="simple" xlink:show="embed" xlink:actuate="onLoad">
          <text:p/>
        </draw:image>
      </draw:frame>
      <draw:frame draw:style-name="Mgr3" draw:text-style-name="MP5" draw:layer="backgroundobjects" svg:width="25.4cm" svg:height="0.397cm" svg:x="0cm" svg:y="18.653cm">
        <draw:image xlink:href="Pictures/100002010000040000000010ECF24D0ECA4168D3.png" xlink:type="simple" xlink:show="embed" xlink:actuate="onLoad">
          <text:p/>
        </draw:image>
      </draw:frame>
      <draw:frame draw:style-name="Mgr3" draw:text-style-name="MP5" draw:layer="backgroundobjects" svg:width="1.239cm" svg:height="19.05cm" svg:x="0cm" svg:y="0cm">
        <draw:image xlink:href="Pictures/100002010000003200000300859037434E5858A4.png" xlink:type="simple" xlink:show="embed" xlink:actuate="onLoad">
          <text:p/>
        </draw:image>
      </draw:frame>
      <draw:frame draw:style-name="Mgr3" draw:text-style-name="MP5" draw:layer="backgroundobjects" svg:width="1.239cm" svg:height="19.05cm" svg:x="24.161cm" svg:y="0.037cm">
        <draw:image xlink:href="Pictures/100002010000003200000300C06728288C9E55CE.png" xlink:type="simple" xlink:show="embed" xlink:actuate="onLoad">
          <text:p/>
        </draw:image>
      </draw:frame>
      <draw:frame draw:style-name="Mgr4" draw:text-style-name="MP6" draw:layer="backgroundobjects" svg:width="4.312cm" svg:height="1.269cm" svg:x="0.768cm" svg:y="1.27cm">
        <draw:image xlink:href="Pictures/10000200000000A300000030DC7751D7C931A01E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Catalyst_25_20-_25_20presentation_25_20template_25_20Oct_25_2020141" style:display-name="Catalyst%20-%20presentation%20template%20Oct%2020141" style:page-layout-name="PM1" draw:style-name="Mdp2">
      <office:forms form:automatic-focus="false" form:apply-design-mode="false"/>
      <draw:frame draw:style-name="Mgr4" draw:text-style-name="MP6" draw:layer="backgroundobjects" svg:width="25.476cm" svg:height="16.873cm" svg:x="-0.038cm" svg:y="1.088cm">
        <draw:image xlink:href="Pictures/1000020100000B1E0000075D39D9E559A4467950.png" xlink:type="simple" xlink:show="embed" xlink:actuate="onLoad">
          <text:p/>
        </draw:image>
      </draw:frame>
      <draw:frame presentation:style-name="Catalyst_25_20-_25_20presentation_25_20template_25_20Oct_25_2020141-title" draw:layer="backgroundobjects" svg:width="13.425cm" svg:height="3.629cm" svg:x="3.124cm" svg:y="4.535cm" presentation:class="title" presentation:placeholder="true">
        <draw:text-box/>
      </draw:frame>
      <draw:frame presentation:style-name="Catalyst_25_20-_25_20presentation_25_20template_25_20Oct_25_2020141-outline1" draw:layer="backgroundobjects" svg:width="13.426cm" svg:height="11.049cm" svg:x="3.124cm" svg:y="8.727cm" presentation:class="outline" presentation:placeholder="true">
        <draw:text-box/>
      </draw:frame>
      <draw:frame presentation:style-name="Mpr1" draw:text-style-name="MP8" draw:layer="backgroundobjects" svg:width="5.917cm" svg:height="1.314cm" svg:x="1.27cm" svg:y="17.354cm" presentation:class="date-time">
        <draw:text-box>
          <text:p text:style-name="MP7"><text:span text:style-name="MT1"><presentation:date-time/></text:span></text:p>
        </draw:text-box>
      </draw:frame>
      <draw:frame presentation:style-name="Mpr1" draw:text-style-name="MP10" draw:layer="backgroundobjects" svg:width="8.051cm" svg:height="1.314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12" draw:layer="backgroundobjects" svg:width="5.917cm" svg:height="1.314cm" svg:x="18.211cm" svg:y="17.35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talyst_25_20-_25_20presentation_25_20template_25_20Oct_25_2020141-title" draw:layer="backgroundobjects" svg:width="13.469cm" svg:height="9.524cm" svg:x="2.789cm" svg:y="1.93cm" presentation:class="page"/>
        <draw:frame presentation:style-name="Catalyst_25_20-_25_20presentation_25_20template_25_20Oct_25_202014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8" draw:layer="backgroundobjects" svg:width="8.267cm" svg:height="1.269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" draw:text-style-name="MP12" draw:layer="backgroundobjects" svg:width="8.267cm" svg:height="1.269cm" svg:x="10.78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3" draw:text-style-name="MP8" draw:layer="backgroundobjects" svg:width="8.267cm" svg:height="1.269cm" svg:x="0cm" svg:y="24.13cm" presentation:class="footer">
          <draw:text-box>
            <text:p text:style-name="MP7"><text:span text:style-name="MT1"><presentation:footer/></text:span></text:p>
          </draw:text-box>
        </draw:frame>
        <draw:frame presentation:style-name="Mpr3" draw:text-style-name="MP12" draw:layer="backgroundobjects" svg:width="8.267cm" svg:height="1.269cm" svg:x="10.782cm" svg:y="24.1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Oct_25_202014" style:display-name="Catalyst%20-%20presentation%20template%20Oct%202014" style:page-layout-name="PM1" draw:style-name="Mdp2">
      <office:forms form:automatic-focus="false" form:apply-design-mode="false"/>
      <draw:frame presentation:style-name="Catalyst_25_20-_25_20presentation_25_20template_25_20Oct_25_202014-title" draw:layer="backgroundobjects" svg:width="20.32cm" svg:height="3.18cm" svg:x="2.54cm" svg:y="1.394cm" presentation:class="title" presentation:placeholder="true">
        <draw:text-box/>
      </draw:frame>
      <draw:frame presentation:style-name="Catalyst_25_20-_25_20presentation_25_20template_25_20Oct_25_202014-outline1" draw:layer="backgroundobjects" svg:width="20.32cm" svg:height="11.049cm" svg:x="2.54cm" svg:y="4.717cm" presentation:class="outline" presentation:placeholder="true">
        <draw:text-box/>
      </draw:frame>
      <draw:frame presentation:style-name="Mpr4" draw:text-style-name="MP8" draw:layer="backgroundobjects" svg:width="6.531cm" svg:height="0.726cm" svg:x="1.451cm" svg:y="18.505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051cm" svg:height="1.314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5.917cm" svg:height="1.089cm" svg:x="18.211cm" svg:y="17.961cm" presentation:class="page-number">
        <draw:text-box>
          <text:p text:style-name="MP11"><text:span text:style-name="MT1"><text:page-number>&lt;number&gt;</text:page-number></text:span></text:p>
        </draw:text-box>
      </draw:frame>
      <draw:frame draw:style-name="Mgr4" draw:text-style-name="MP6" draw:layer="backgroundobjects" svg:width="25.399cm" svg:height="1.197cm" svg:x="0cm" svg:y="16.945cm">
        <draw:image xlink:href="Pictures/1000020100000B2C000000873E6306824D24E58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Oct_25_202014-title" draw:layer="backgroundobjects" svg:width="13.469cm" svg:height="9.524cm" svg:x="2.789cm" svg:y="1.93cm" presentation:class="page"/>
        <draw:frame presentation:style-name="Catalyst_25_20-_25_20presentation_25_20template_25_20Oct_25_202014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8" draw:layer="backgroundobjects" svg:width="8.267cm" svg:height="1.269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8.267cm" svg:height="1.269cm" svg:x="10.78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8.267cm" svg:height="1.269cm" svg:x="0cm" svg:y="24.13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8.267cm" svg:height="1.269cm" svg:x="10.782cm" svg:y="24.1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1$Linux_X86_64 LibreOffice_project/00m0$Build-1</meta:generator>
    <meta:creation-date>2011-10-20T07:49:02</meta:creation-date>
    <dc:language>fr-FR</dc:language>
    <meta:editing-cycles>43</meta:editing-cycles>
    <meta:editing-duration>P3DT12H3M6S</meta:editing-duration>
    <meta:initial-creator>paul </meta:initial-creator>
    <dc:date>2016-01-27T11:11:51.802729421</dc:date>
    <meta:keyword>KohaCon</meta:keyword>
    <meta:keyword>history</meta:keyword>
    <meta:keyword>Koha</meta:keyword>
    <dc:title>KohaCon11, history of Koha</dc:titl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0cm" svg:y="0cm" style:legend-expansion="custom" chartooo:width="5.059cm" chartooo:height="3.313cm" style:legend-expansion-aspect-ratio="1.52701479022034" chart:style-name="ch2"/>
        <chart:plot-area chart:style-name="ch3" chart:data-source-has-labels="both" svg:x="0.923cm" svg:y="1.238cm" svg:width="22.351cm" svg:height="11.899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